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C8000000C83C2D4120DB49113E.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3c089" officeooo:paragraph-rsid="0013c089"/>
    </style:style>
    <style:style style:name="P2" style:family="paragraph" style:parent-style-name="Standard">
      <style:text-properties officeooo:rsid="0013c089" officeooo:paragraph-rsid="002bfcaa"/>
    </style:style>
    <style:style style:name="P3" style:family="paragraph" style:parent-style-name="Standard">
      <style:text-properties officeooo:paragraph-rsid="00257b3f"/>
    </style:style>
    <style:style style:name="P4" style:family="paragraph" style:parent-style-name="Standard">
      <style:text-properties officeooo:paragraph-rsid="002bfcaa"/>
    </style:style>
    <style:style style:name="P5" style:family="paragraph" style:parent-style-name="Standard">
      <style:text-properties officeooo:rsid="002bfcaa" officeooo:paragraph-rsid="002bfcaa"/>
    </style:style>
    <style:style style:name="P6" style:family="paragraph" style:parent-style-name="Table_20_Contents">
      <style:text-properties officeooo:rsid="001fcdd8" officeooo:paragraph-rsid="00257b3f"/>
    </style:style>
    <style:style style:name="P7" style:family="paragraph" style:parent-style-name="Table_20_Contents">
      <style:text-properties officeooo:rsid="001fcdd8" officeooo:paragraph-rsid="002bfcaa"/>
    </style:style>
    <style:style style:name="P8" style:family="paragraph" style:parent-style-name="Table_20_Contents">
      <style:text-properties officeooo:rsid="002384cb" officeooo:paragraph-rsid="00257b3f"/>
    </style:style>
    <style:style style:name="P9" style:family="paragraph" style:parent-style-name="Table_20_Contents">
      <style:text-properties officeooo:rsid="002895b0" officeooo:paragraph-rsid="002895b0"/>
    </style:style>
    <style:style style:name="P10" style:family="paragraph" style:parent-style-name="Table_20_Contents">
      <style:text-properties officeooo:rsid="002895b0" officeooo:paragraph-rsid="002bfcaa"/>
    </style:style>
    <style:style style:name="P11" style:family="paragraph" style:parent-style-name="Table_20_Contents">
      <style:text-properties officeooo:rsid="002bfcaa" officeooo:paragraph-rsid="002bfcaa"/>
    </style:style>
    <style:style style:name="P12" style:family="paragraph" style:parent-style-name="Text_20_body">
      <style:text-properties officeooo:rsid="002384cb" officeooo:paragraph-rsid="002bfcaa"/>
    </style:style>
    <style:style style:name="P13" style:family="paragraph" style:parent-style-name="Text_20_body">
      <style:text-properties officeooo:paragraph-rsid="00257b3f"/>
    </style:style>
    <style:style style:name="P14" style:family="paragraph" style:parent-style-name="Text_20_body">
      <style:text-properties officeooo:rsid="002895b0" officeooo:paragraph-rsid="002895b0"/>
    </style:style>
    <style:style style:name="P15" style:family="paragraph" style:parent-style-name="Text_20_body">
      <style:text-properties officeooo:paragraph-rsid="002bfcaa"/>
    </style:style>
    <style:style style:name="P16" style:family="paragraph" style:parent-style-name="Text_20_body">
      <style:text-properties officeooo:rsid="002bfcaa" officeooo:paragraph-rsid="002bfcaa"/>
    </style:style>
    <style:style style:name="P17" style:family="paragraph" style:parent-style-name="Standard">
      <style:text-properties officeooo:rsid="002f3858" officeooo:paragraph-rsid="002f3858"/>
    </style:style>
    <style:style style:name="P18" style:family="paragraph" style:parent-style-name="Standard">
      <style:text-properties officeooo:rsid="00306279" officeooo:paragraph-rsid="00306279"/>
    </style:style>
    <style:style style:name="P19" style:family="paragraph" style:parent-style-name="Standard">
      <style:text-properties officeooo:rsid="0032169e" officeooo:paragraph-rsid="0032169e"/>
    </style:style>
    <style:style style:name="P20" style:family="paragraph" style:parent-style-name="Standard">
      <style:text-properties officeooo:rsid="0034ec6b" officeooo:paragraph-rsid="0034ec6b"/>
    </style:style>
    <style:style style:name="P21" style:family="paragraph" style:parent-style-name="Standard">
      <style:paragraph-properties style:line-height-at-least="0.503cm"/>
      <style:text-properties fo:color="#000000" style:font-name="Droid Sans Mono" fo:font-size="10.5pt" fo:font-weight="normal" officeooo:paragraph-rsid="003d2ea1" fo:background-color="#ffffff"/>
    </style:style>
    <style:style style:name="P22" style:family="paragraph" style:parent-style-name="Standard">
      <style:paragraph-properties style:line-height-at-least="0.503cm"/>
      <style:text-properties fo:color="#000000" style:font-name="Droid Sans Mono" fo:font-size="10.5pt" fo:font-weight="normal" officeooo:rsid="003a64a5" officeooo:paragraph-rsid="003d2ea1" fo:background-color="#ffffff"/>
    </style:style>
    <style:style style:name="P23" style:family="paragraph" style:parent-style-name="Standard">
      <style:text-properties fo:color="#000000" style:font-name="Droid Sans Mono" fo:font-size="10.5pt" fo:font-weight="normal" officeooo:rsid="003a64a5" officeooo:paragraph-rsid="003d2ea1" fo:background-color="#ffffff"/>
    </style:style>
    <style:style style:name="P24" style:family="paragraph" style:parent-style-name="Standard">
      <style:text-properties officeooo:rsid="002895b0" officeooo:paragraph-rsid="003d2ea1"/>
    </style:style>
    <style:style style:name="P25" style:family="paragraph" style:parent-style-name="Standard">
      <style:text-properties officeooo:paragraph-rsid="00372047"/>
    </style:style>
    <style:style style:name="P26" style:family="paragraph" style:parent-style-name="Text_20_body">
      <style:text-properties officeooo:rsid="002f3858" officeooo:paragraph-rsid="002f3858"/>
    </style:style>
    <style:style style:name="P27" style:family="paragraph" style:parent-style-name="Text_20_body" style:list-style-name="L1">
      <style:text-properties officeooo:rsid="002f3858" officeooo:paragraph-rsid="002f3858"/>
    </style:style>
    <style:style style:name="P28" style:family="paragraph" style:parent-style-name="Text_20_body" style:list-style-name="L1">
      <style:text-properties officeooo:rsid="00306279" officeooo:paragraph-rsid="00306279"/>
    </style:style>
    <style:style style:name="P29" style:family="paragraph" style:parent-style-name="Text_20_body" style:list-style-name="L1">
      <style:text-properties officeooo:rsid="0038b007" officeooo:paragraph-rsid="0038b007"/>
    </style:style>
    <style:style style:name="P30" style:family="paragraph" style:parent-style-name="Text_20_body">
      <style:text-properties officeooo:rsid="0038b007" officeooo:paragraph-rsid="0038b007"/>
    </style:style>
    <style:style style:name="P31" style:family="paragraph" style:parent-style-name="Text_20_body">
      <style:text-properties officeooo:rsid="003a64a5" officeooo:paragraph-rsid="003d2ea1"/>
    </style:style>
    <style:style style:name="P32" style:family="paragraph" style:parent-style-name="Text_20_body">
      <style:text-properties officeooo:rsid="003bc9fa" officeooo:paragraph-rsid="003d2ea1"/>
    </style:style>
    <style:style style:name="P33" style:family="paragraph" style:parent-style-name="Text_20_body">
      <style:text-properties officeooo:paragraph-rsid="003d2ea1"/>
    </style:style>
    <style:style style:name="P34" style:family="paragraph" style:parent-style-name="Text_20_body">
      <style:text-properties style:text-underline-style="none" officeooo:rsid="0038b007" officeooo:paragraph-rsid="0038b007"/>
    </style:style>
    <style:style style:name="P35" style:family="paragraph" style:parent-style-name="Heading_20_1">
      <style:text-properties officeooo:rsid="001b76c0" officeooo:paragraph-rsid="002bfcaa"/>
    </style:style>
    <style:style style:name="P36" style:family="paragraph" style:parent-style-name="Heading_20_1">
      <style:text-properties officeooo:paragraph-rsid="00257b3f"/>
    </style:style>
    <style:style style:name="P37" style:family="paragraph" style:parent-style-name="Heading_20_1">
      <style:text-properties officeooo:paragraph-rsid="002bfcaa"/>
    </style:style>
    <style:style style:name="P38" style:family="paragraph" style:parent-style-name="Heading_20_1">
      <style:text-properties officeooo:rsid="002f3858" officeooo:paragraph-rsid="002f3858"/>
    </style:style>
    <style:style style:name="P39" style:family="paragraph" style:parent-style-name="Heading_20_1">
      <style:text-properties officeooo:rsid="0032169e" officeooo:paragraph-rsid="0032169e"/>
    </style:style>
    <style:style style:name="P40" style:family="paragraph" style:parent-style-name="Heading_20_1">
      <style:text-properties officeooo:rsid="003a64a5" officeooo:paragraph-rsid="003d2ea1"/>
    </style:style>
    <style:style style:name="P41" style:family="paragraph" style:parent-style-name="Heading_20_1">
      <style:paragraph-properties fo:text-align="center" style:justify-single-word="false"/>
      <style:text-properties officeooo:paragraph-rsid="002f3858"/>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14892"/>
    </style:style>
    <style:style style:name="T3" style:family="text">
      <style:text-properties style:text-underline-style="solid" style:text-underline-width="auto" style:text-underline-color="font-color" officeooo:rsid="002bfcaa"/>
    </style:style>
    <style:style style:name="T4" style:family="text">
      <style:text-properties officeooo:rsid="001d87df"/>
    </style:style>
    <style:style style:name="T5" style:family="text">
      <style:text-properties style:font-name="Liberation Sans" fo:font-size="18.2000007629395pt" fo:font-weight="bold" officeooo:rsid="001d87df" style:font-name-asian="Noto Sans CJK SC" style:font-size-asian="18.2000007629395pt" style:font-weight-asian="bold" style:font-name-complex="Lohit Devanagari" style:font-size-complex="18.2000007629395pt" style:font-weight-complex="bold"/>
    </style:style>
    <style:style style:name="T6" style:family="text">
      <style:text-properties officeooo:rsid="00214892"/>
    </style:style>
    <style:style style:name="T7" style:family="text">
      <style:text-properties officeooo:rsid="002895b0"/>
    </style:style>
    <style:style style:name="T8" style:family="text">
      <style:text-properties style:text-underline-style="none"/>
    </style:style>
    <style:style style:name="T9" style:family="text">
      <style:text-properties style:text-underline-style="none" officeooo:rsid="003d2ea1"/>
    </style:style>
    <style:style style:name="T10" style:family="text">
      <style:text-properties officeooo:rsid="002bfcaa"/>
    </style:style>
    <style:style style:name="T11" style:family="text">
      <style:text-properties officeooo:rsid="002f3858"/>
    </style:style>
    <style:style style:name="T12" style:family="text">
      <style:text-properties officeooo:rsid="00306279"/>
    </style:style>
    <style:style style:name="T13" style:family="text">
      <style:text-properties officeooo:rsid="0032f74c"/>
    </style:style>
    <style:style style:name="T14" style:family="text">
      <style:text-properties officeooo:rsid="0036bb16"/>
    </style:style>
    <style:style style:name="T15" style:family="text">
      <style:text-properties officeooo:rsid="00372047"/>
    </style:style>
    <style:style style:name="T16" style:family="text">
      <style:text-properties fo:color="#000000" style:font-name="Droid Sans Mono" fo:font-size="10.5pt" fo:font-weight="normal" fo:background-color="#ffffff" loext:char-shading-value="0"/>
    </style:style>
    <style:style style:name="T17" style:family="text">
      <style:text-properties officeooo:rsid="003d2ea1"/>
    </style:style>
    <style:style style:name="T18" style:family="text">
      <style:text-properties officeooo:rsid="003f98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span text:style-name="T11">Descripción de solución que realiza el scrap de páginas realizadas en shopify</text:span></text:h>
      <text:p text:style-name="P1"/>
      <text:p text:style-name="P17">La <text:span text:style-name="T12">presente solución es capaz de hacer un scraper de páginas realizadas en shopify, además extrae la información y la almacena en archivos temporales, a fin de evitar consumir las páginas de una manera constante y evitar ser baneado.</text:span></text:p>
      <text:p text:style-name="P17"/>
      <text:p text:style-name="P18">La revisión se hace con base en las colecciones las cuales albergan todos los productos de la página web, posteriormente realiza una comparación de los productos deseados incluida la talla, en caso de encontrar una nueva talla disponible para el producto dado mandará una alerta a discord a un canal configurable, donde se especificará la talla nueva, se brindará la oportunidad de dar click y proceder a realizar una compra de manera automática.</text:p>
      <text:p text:style-name="P1"/>
      <text:h text:style-name="P38" text:outline-level="1">Componentes</text:h>
      <text:p text:style-name="P26">La solución se compone de diversos archivos, los cuales son:</text:p>
      <text:list xml:id="list2715138962" text:style-name="L1">
        <text:list-item>
          <text:p text:style-name="P27">kihParser.py, es el archivo orquestador, tiene el flujo a nivel general y a nivel de pruebas medidores de tiempos</text:p>
        </text:list-item>
        <text:list-item>
          <text:p text:style-name="P27">common.py, es el archivo con lógica común, se definieron a este nivel los métodos re utilizables para el monitoreo de las páginas deseadas</text:p>
        </text:list-item>
        <text:list-item>
          <text:p text:style-name="P27">PROPERTIES.py, es el archivo de configuración general de la aplicación, donde se <text:span text:style-name="T12">definen por ejemplo la página a revisar, el nombre de los archivos temporales, las colecciones a monitorear, la url de discord, la cantidad de objetos a comprar, etc.</text:span></text:p>
        </text:list-item>
        <text:list-item>
          <text:p text:style-name="P28">configuracion.csv, en este archivo se almacena la información de los productos a monitorear, se encuentra compuesto por tres columnas, la colección, la url a monitorear y las tallas</text:p>
        </text:list-item>
        <text:list-item>
          <text:p text:style-name="P29">collectionFile.csv, archivo temporal que almacena los productos asociados a una colección</text:p>
        </text:list-item>
        <text:list-item>
          <text:p text:style-name="P29">newProducts.csv, archivo temporal que lleva el registro de tallas nuevas detectadas para los productos a monitorear</text:p>
        </text:list-item>
      </text:list>
      <text:p text:style-name="P30"/>
      <text:p text:style-name="P30"/>
      <text:p text:style-name="P30"/>
      <text:p text:style-name="P30"/>
      <text:p text:style-name="P30"/>
      <text:p text:style-name="P34"/>
      <text:h text:style-name="P39" text:outline-level="1"><text:soft-page-break/>Casos de uso</text:h>
      <text:p text:style-name="Standard"/>
      <text:p text:style-name="P19">En la primera ejecución, <text:span text:style-name="T13">se genera el archivo temporal “collectionFile.csv”, el cual tiene la información de todos los productos asociados a las colecciones a revisar, esto para consumir una única ocasión la página web, en vez de una por producto, esta estrategia se comprobó revisando un producto hasta 20, siendo limitado desde los 7 por minuto.</text:span></text:p>
      <text:p text:style-name="P19"/>
      <text:p text:style-name="P20">Posteriormente se llevará a cabo la comparación de los productos definidos en “configuracion.csv” para ver si existe alguna nueva talla para el producto dado.</text:p>
      <text:p text:style-name="P20"/>
      <text:p text:style-name="P20">En caso de existir una nueva talla se manda la alerta a <text:span text:style-name="T14">D</text:span>iscord y se almacena este cambio en el archivo temporal “newProducts.csv”</text:p>
      <text:p text:style-name="P19"/>
      <text:p text:style-name="P20">Para la <text:span text:style-name="T14">segunda ejecución y subsecuentes, el flujo continúa normalmente pero al detectar una coincidencia de una talla que no existía en el archivo de configuración continúa revisando el archivo “newProducts.csv”, en caso de encontrar la nueva talla asociada al producto deseado no se envía la notificación ya que se envió la primera vez, cuando ese registro se creó en el archivo. En caso de encontrar nuevas tallas para el mismo producto u algún otro se agregará el registro correspondiente en el archivo “newProducts.csv” despúes de haber hecho el envío a Discord</text:span></text:p>
      <text:p text:style-name="P20"/>
      <text:p text:style-name="P25"><text:span text:style-name="T15">En caso de no encontrar tallas nuevas disponibles para los productos configurados no se enviará ninguna notificación ni se almacenará en dicho archivo.</text:span></text:p>
      <text:h text:style-name="P36" text:outline-level="1">Re<text:span text:style-name="T4">querimientos</text:span></text:h>
      <text:p text:style-name="P3"/>
      <text:p text:style-name="P31">Para poder ejecutar el script únicamente es necesario tener instalado Python3 con las librerías siguientes:</text:p>
      <text:p text:style-name="P23">csv</text:p>
      <text:p text:style-name="P21">json</text:p>
      <text:p text:style-name="P21">time</text:p>
      <text:p text:style-name="P21">urllib.request</text:p>
      <text:p text:style-name="P21">urllib.error</text:p>
      <text:p text:style-name="P22">os</text:p>
      <text:p text:style-name="P24"><text:span text:style-name="T16">discord_webhook</text:span> </text:p>
      <text:p text:style-name="P24"/>
      <text:p text:style-name="P32">Las cuales pueden ser instaladas usando pip</text:p>
      <text:h text:style-name="P40" text:outline-level="1">Ejecución</text:h>
      <text:p text:style-name="P33"><text:span text:style-name="T17">Se debe ejecutar el script siguiendo la ruta de instalación de python3 y el nombre del archivo:</text:span></text:p>
      <text:p text:style-name="P32">/bin/python kithParser.py</text:p>
      <text:p text:style-name="P33"><text:span text:style-name="T17">Internamente tiene las referencias a los archivos de configuración, además tiene la suficiente inteligencia para eliminar y actualizar los archivos temporales</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Header"><draw:frame draw:style-name="Mfr1" draw:name="Imagen2" text:anchor-type="paragraph" svg:x="0.235cm" svg:y="-1.325cm" svg:width="2.549cm" svg:height="2.549cm" draw:z-index="1"><draw:image xlink:href="Pictures/10000201000000C8000000C83C2D4120DB49113E.png" xlink:type="simple" xlink:show="embed" xlink:actuate="onLoad" loext:mime-type="image/png"/></draw:frame></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7T20:45:05.532271960</meta:creation-date>
    <dc:date>2019-11-26T23:35:37.565181733</dc:date>
    <meta:editing-duration>PT2H26M52S</meta:editing-duration>
    <meta:editing-cycles>31</meta:editing-cycles>
    <meta:generator>LibreOffice/6.0.7.3$Linux_X86_64 LibreOffice_project/00m0$Build-3</meta:generator>
    <meta:document-statistic meta:table-count="0" meta:image-count="1" meta:object-count="0" meta:page-count="2" meta:paragraph-count="31" meta:word-count="570" meta:character-count="3587" meta:non-whitespace-character-count="3053"/>
  </office:meta>
</office:document-meta>
</file>